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2">
            <text:p>Client</text:p>
          </table:table-cell>
          <table:table-cell office:value-type="string" calcext:value-type="string">
            <text:p>getInp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O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2" calcext:value-type="date">
            <text:p>16年2月2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ad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3" calcext:value-type="date">
            <text:p>16年2月3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4" calcext:value-type="date">
            <text:p>16年2月4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solv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5" calcext:value-type="date">
            <text:p>16年2月5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6">
            <text:p>Log</text:p>
          </table:table-cell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00／00／00</text:date>, <text:time style:data-style-name="N2" text:time-value="10:58:44.278118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5S</meta:editing-duration>
    <meta:editing-cycles>7</meta:editing-cycles>
    <meta:generator>LibreOffice/4.2.8.2$Linux_X86_64 LibreOffice_project/420m0$Build-2</meta:generator>
    <dc:date>2016-01-31T15:13:35.378052047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